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8000000988AB89EF9CDE4FD0A.png" manifest:media-type="image/png"/>
  <manifest:file-entry manifest:full-path="Pictures/200000110000184A000032BFC8EC5342DF2EC32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256cm" fo:margin-left="-0.132cm" style:page-number="auto" table:align="left" style:writing-mode="lr-tb"/>
    </style:style>
    <style:style style:name="Table1.A" style:family="table-column">
      <style:table-column-properties style:column-width="2.745cm"/>
    </style:style>
    <style:style style:name="Table1.B" style:family="table-column">
      <style:table-column-properties style:column-width="0.88cm"/>
    </style:style>
    <style:style style:name="Table1.C" style:family="table-column">
      <style:table-column-properties style:column-width="8.751cm"/>
    </style:style>
    <style:style style:name="Table1.D" style:family="table-column">
      <style:table-column-properties style:column-width="3.88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998cm" fo:keep-together="always"/>
    </style:style>
    <style:style style:name="Table2" style:family="table">
      <style:table-properties style:width="16.263cm" fo:margin-left="-0.132cm" table:align="left" style:writing-mode="lr-tb"/>
    </style:style>
    <style:style style:name="Table2.A" style:family="table-column">
      <style:table-column-properties style:column-width="16.263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6.288cm" fo:margin-left="-0.171cm" table:align="left" style:writing-mode="lr-tb"/>
    </style:style>
    <style:style style:name="Table3.A" style:family="table-column">
      <style:table-column-properties style:column-width="1.901cm"/>
    </style:style>
    <style:style style:name="Table3.B" style:family="table-column">
      <style:table-column-properties style:column-width="14.38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2" style:family="table-row">
      <style:table-row-properties style:min-row-height="0.485cm" fo:keep-together="always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officeooo:paragraph-rsid="0019b0f4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weight="normal" officeooo:paragraph-rsid="0018e90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language="pt" fo:country="BR"/>
    </style:style>
    <style:style style:name="P7" style:family="paragraph" style:parent-style-name="Standard">
      <style:text-properties fo:font-size="11pt" fo:language="pt" fo:country="BR" officeooo:paragraph-rsid="0010d93e" style:font-size-asian="11pt"/>
    </style:style>
    <style:style style:name="P8" style:family="paragraph" style:parent-style-name="Standard">
      <style:text-properties fo:font-size="11pt" fo:language="pt" fo:country="BR" officeooo:paragraph-rsid="00172a65" style:font-size-asian="11pt"/>
    </style:style>
    <style:style style:name="P9" style:family="paragraph" style:parent-style-name="Standard">
      <style:text-properties fo:font-size="11pt" fo:language="pt" fo:country="BR" fo:font-weight="bold" style:font-size-asian="11pt" style:font-weight-asian="bold"/>
    </style:style>
    <style:style style:name="P10" style:family="paragraph" style:parent-style-name="Standard">
      <style:text-properties fo:font-size="11pt" fo:language="pt" fo:country="BR" fo:font-style="italic" fo:font-weight="normal" officeooo:paragraph-rsid="0011923a" style:font-size-asian="11p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11pt" fo:language="pt" fo:country="BR" fo:font-style="italic" fo:font-weight="normal" officeooo:paragraph-rsid="00172a65" style:font-size-asian="11pt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ize="8pt" fo:language="pt" fo:country="BR" style:font-size-asian="8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size-complex="10pt" style:font-style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normal" fo:font-weight="bold" officeooo:rsid="000de594" officeooo:paragraph-rsid="000de594" style:font-size-asian="10pt" style:font-style-asian="normal" style:font-weight-asian="bold" style:font-size-complex="10pt" style:font-style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normal" fo:font-weight="bold" officeooo:rsid="0018e900" officeooo:paragraph-rsid="0018e900" style:font-size-asian="10pt" style:font-style-asian="normal" style:font-weight-asian="bold" style:font-size-complex="10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font-size-asian="10pt" style:font-style-asian="normal" style:font-name-complex="Arial" style:font-size-complex="10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officeooo:rsid="000eb58b" officeooo:paragraph-rsid="000eb58b" style:font-size-asian="10pt" style:font-style-asian="normal" style:font-name-complex="Arial" style:font-size-complex="1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paragraph-rsid="000de59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paragraph-rsid="0017fb4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paragraph-rsid="0018e90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rsid="000de594" officeooo:paragraph-rsid="000de59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rsid="000de594" officeooo:paragraph-rsid="001bc2f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style:text-underline-style="none" fo:font-weight="normal" officeooo:rsid="000de594" officeooo:paragraph-rsid="001bc2f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rsid="0017fb46" officeooo:paragraph-rsid="0017fb4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18e90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19b0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italic" fo:font-weight="bold" style:font-size-asian="10pt" style:font-style-asian="italic" style:font-weight-asian="bold" style:font-size-complex="10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italic" fo:font-weight="bold" officeooo:rsid="000de594" officeooo:paragraph-rsid="000de594" style:font-size-asian="10pt" style:font-style-asian="italic" style:font-weight-asian="bold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italic" fo:font-weight="bold" officeooo:rsid="0017fb46" officeooo:paragraph-rsid="0017fb46" style:font-size-asian="10pt" style:font-style-asian="italic" style:font-weight-asian="bold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officeooo:paragraph-rsid="000eb58b" style:font-size-asian="10pt" style:font-weight-asian="bold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0eb58b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36" style:family="paragraph" style:parent-style-name="Standard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justify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39" style:family="paragraph" style:parent-style-name="Standard">
      <style:paragraph-properties fo:text-align="justify" style:justify-single-word="false"/>
      <style:text-properties fo:font-size="10pt" fo:language="pt" fo:country="BR" fo:font-style="italic" style:font-size-asian="10pt" style:font-style-asian="italic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0pt" fo:language="pt" fo:country="BR" fo:font-weight="normal" officeooo:paragraph-rsid="0019b0f4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0pt" officeooo:paragraph-rsid="000eb58b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fo:font-size="10pt" officeooo:paragraph-rsid="000feaf8" style:font-size-asian="10pt" style:font-size-complex="10pt"/>
    </style:style>
    <style:style style:name="P46" style:family="paragraph" style:parent-style-name="Standard">
      <style:text-properties fo:font-size="10pt" officeooo:paragraph-rsid="000eb58b" style:font-size-asian="10pt" style:font-size-complex="10pt"/>
    </style:style>
    <style:style style:name="P47" style:family="paragraph" style:parent-style-name="Standard">
      <style:text-properties fo:font-size="10pt" officeooo:rsid="001a2f76" officeooo:paragraph-rsid="001a2f76" style:font-size-asian="10pt" style:font-size-complex="10pt"/>
    </style:style>
    <style:style style:name="P48" style:family="paragraph" style:parent-style-name="Default_20_Style">
      <style:paragraph-properties fo:text-align="justify" style:justify-single-word="false"/>
      <style:text-properties style:font-name="Times New Roman" fo:font-size="10pt" fo:language="pt" fo:country="BR" fo:font-style="normal" style:font-size-asian="10pt" style:font-style-asian="normal" style:font-name-complex="Arial" style:font-size-complex="10pt" style:font-style-complex="normal"/>
    </style:style>
    <style:style style:name="P49" style:family="paragraph" style:parent-style-name="Default_20_Style">
      <style:paragraph-properties fo:text-align="justify" style:justify-single-word="false"/>
      <style:text-properties style:font-name="Times New Roman" fo:font-size="10pt" fo:language="pt" fo:country="BR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Default_20_Style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paragraph-rsid="000c261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Default_20_Style">
      <style:paragraph-properties fo:text-align="start" style:justify-single-word="false"/>
      <style:text-properties style:font-name="Times New Roman" fo:font-size="10pt" fo:language="pt" fo:country="BR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Default_20_Style">
      <style:paragraph-properties fo:text-align="start" style:justify-single-word="false"/>
      <style:text-properties style:font-name="Times New Roman" fo:font-size="10pt" fo:language="pt" fo:country="BR" fo:font-style="normal" fo:font-weight="normal" officeooo:paragraph-rsid="0017fb4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Default_20_Style">
      <style:paragraph-properties fo:text-align="start" style:justify-single-word="false"/>
      <style:text-properties style:font-name="Times New Roman" fo:font-size="10pt" fo:language="pt" fo:country="BR" fo:font-style="normal" fo:font-weight="normal" officeooo:rsid="000de594" officeooo:paragraph-rsid="0017fb4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Default_20_Style">
      <style:paragraph-properties fo:text-align="justify" style:justify-single-word="false"/>
      <style:text-properties style:font-name="Times New Roman" fo:font-size="10pt" fo:language="pt" fo:country="BR" fo:font-style="italic" style:font-size-asian="10pt" style:font-style-asian="italic" style:font-name-complex="Arial" style:font-size-complex="10pt" style:font-style-complex="normal"/>
    </style:style>
    <style:style style:name="P55" style:family="paragraph" style:parent-style-name="Default_20_Style">
      <style:text-properties fo:font-size="10pt" style:font-size-asian="10pt" style:font-size-complex="10pt"/>
    </style:style>
    <style:style style:name="P56" style:family="paragraph" style:parent-style-name="Default_20_Style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57" style:family="paragraph" style:parent-style-name="Default_20_Style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paragraph-rsid="0018e900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58" style:family="paragraph" style:parent-style-name="Standard">
      <style:paragraph-properties fo:margin-left="0.076cm" fo:margin-right="-0.007cm" fo:text-align="start" style:justify-single-word="false" fo:text-indent="0cm" style:auto-text-indent="false"/>
      <style:text-properties fo:font-size="10pt" officeooo:paragraph-rsid="001a2f76" style:font-size-asian="10pt" style:font-size-complex="10pt"/>
    </style:style>
    <style:style style:name="P59" style:family="paragraph" style:parent-style-name="Standard">
      <style:text-properties fo:font-size="11pt" fo:language="pt" fo:country="BR" fo:font-weight="bold" officeooo:paragraph-rsid="00172a65" style:font-size-asian="11pt" style:font-weight-asian="bold"/>
    </style:style>
    <style:style style:name="P6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7fb46" officeooo:paragraph-rsid="0017fb46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style:font-size-asian="10pt" style:font-weight-asian="bold" style:font-size-complex="10pt" style:font-weight-complex="bold"/>
    </style:style>
    <style:style style:name="P62" style:family="paragraph" style:parent-style-name="Standard" style:master-page-name="Standard">
      <style:paragraph-properties fo:text-align="start" style:justify-single-word="false" style:page-number="auto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63" style:family="paragraph" style:parent-style-name="Heading_20_4">
      <style:text-properties fo:font-size="10pt" fo:language="pt" fo:country="BR" style:font-size-asian="10pt"/>
    </style:style>
    <style:style style:name="P64" style:family="paragraph" style:parent-style-name="Heading_20_3">
      <style:text-properties fo:font-size="10pt" fo:language="pt" fo:country="BR" style:font-size-asian="10pt"/>
    </style:style>
    <style:style style:name="P65" style:family="paragraph" style:parent-style-name="Default_20_Style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0de594" officeooo:paragraph-rsid="0017fb46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66" style:family="paragraph">
      <loext:graphic-properties draw:fill="none" draw:fill-color="#99ccff"/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c4a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b0f4"/>
    </style:style>
    <style:style style:name="T4" style:family="text">
      <style:text-properties style:text-position="super 58%" fo:language="pt" fo:country="BR"/>
    </style:style>
    <style:style style:name="T5" style:family="text">
      <style:text-properties style:text-position="super 58%" fo:language="pt" fo:country="BR" style:text-underline-style="none" fo:font-weight="bold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b0f4" style:font-weight-asian="bold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d93e" style:font-style-asian="italic"/>
    </style:style>
    <style:style style:name="T12" style:family="text">
      <style:text-properties fo:font-style="italic" officeooo:rsid="00172a65" style:font-style-asian="italic"/>
    </style:style>
    <style:style style:name="T13" style:family="text">
      <style:text-properties fo:font-style="italic" fo:font-weight="bold" style:font-style-asian="italic" style:font-weight-asian="bold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72a65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b3f9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e3a5f" style:font-style-asian="italic" style:font-weight-asian="normal" style:font-style-complex="italic" style:font-weight-complex="normal"/>
    </style:style>
    <style:style style:name="T18" style:family="text">
      <style:text-properties fo:language="pt" fo:country="BR"/>
    </style:style>
    <style:style style:name="T19" style:family="text">
      <style:text-properties fo:language="pt" fo:country="BR" fo:font-weight="bold" style:font-weight-asian="bold"/>
    </style:style>
    <style:style style:name="T20" style:family="text">
      <style:text-properties fo:language="pt" fo:country="BR" fo:font-weight="bold" style:font-weight-asian="bold" style:font-weight-complex="normal"/>
    </style:style>
    <style:style style:name="T21" style:family="text">
      <style:text-properties fo:language="pt" fo:country="BR" fo:font-weight="bold" officeooo:rsid="000de594" style:font-weight-asian="bold" style:font-weight-complex="normal"/>
    </style:style>
    <style:style style:name="T22" style:family="text">
      <style:text-properties fo:language="pt" fo:country="BR" fo:font-weight="bold" officeooo:rsid="0018e900" style:font-weight-asian="bold" style:font-weight-complex="normal"/>
    </style:style>
    <style:style style:name="T23" style:family="text">
      <style:text-properties fo:language="pt" fo:country="BR" fo:font-weight="bold" officeooo:rsid="0019b0f4" style:font-weight-asian="bold" style:font-weight-complex="normal"/>
    </style:style>
    <style:style style:name="T24" style:family="text">
      <style:text-properties fo:language="pt" fo:country="BR" fo:font-weight="bold" style:font-weight-asian="bold" style:font-name-complex="Times New Roman" style:font-weight-complex="bold"/>
    </style:style>
    <style:style style:name="T25" style:family="text">
      <style:text-properties fo:language="pt" fo:country="BR" fo:font-weight="bold" officeooo:rsid="00172a65" style:font-weight-asian="bold"/>
    </style:style>
    <style:style style:name="T26" style:family="text">
      <style:text-properties fo:language="pt" fo:country="BR" fo:font-weight="bold" officeooo:rsid="0018e900" style:font-weight-asian="bold"/>
    </style:style>
    <style:style style:name="T27" style:family="text">
      <style:text-properties fo:language="pt" fo:country="BR" fo:font-weight="bold" style:font-weight-asian="bold" style:font-weight-complex="bold"/>
    </style:style>
    <style:style style:name="T28" style:family="text">
      <style:text-properties fo:language="pt" fo:country="BR" fo:font-weight="normal" style:font-weight-asian="normal" style:font-weight-complex="normal"/>
    </style:style>
    <style:style style:name="T29" style:family="text">
      <style:text-properties fo:language="pt" fo:country="BR" officeooo:rsid="000eb58b"/>
    </style:style>
    <style:style style:name="T30" style:family="text">
      <style:text-properties fo:language="pt" fo:country="BR" style:font-name-complex="Times New Roman"/>
    </style:style>
    <style:style style:name="T31" style:family="text">
      <style:text-properties fo:language="pt" fo:country="BR" officeooo:rsid="000feaf8"/>
    </style:style>
    <style:style style:name="T32" style:family="text">
      <style:text-properties fo:language="pt" fo:country="BR" officeooo:rsid="0010d93e"/>
    </style:style>
    <style:style style:name="T33" style:family="text">
      <style:text-properties fo:language="pt" fo:country="BR" fo:font-style="italic" fo:font-weight="bold" style:font-style-asian="italic" style:font-weight-asian="bold"/>
    </style:style>
    <style:style style:name="T34" style:family="text">
      <style:text-properties fo:language="pt" fo:country="BR" fo:font-style="italic" style:font-style-asian="italic"/>
    </style:style>
    <style:style style:name="T35" style:family="text">
      <style:text-properties fo:language="pt" fo:country="BR" fo:font-style="normal" style:font-style-asian="normal" style:font-style-complex="normal"/>
    </style:style>
    <style:style style:name="T36" style:family="text">
      <style:text-properties fo:language="pt" fo:country="BR" fo:font-style="normal" officeooo:rsid="001b3c28" style:font-style-asian="normal" style:font-style-complex="normal"/>
    </style:style>
    <style:style style:name="T37" style:family="text">
      <style:text-properties fo:language="pt" fo:country="BR" officeooo:rsid="00172a65"/>
    </style:style>
    <style:style style:name="T38" style:family="text">
      <style:text-properties fo:language="pt" fo:country="BR" officeooo:rsid="0019b0f4"/>
    </style:style>
    <style:style style:name="T39" style:family="text">
      <style:text-properties fo:language="pt" fo:country="BR" style:text-underline-style="solid" style:text-underline-width="auto" style:text-underline-color="font-color" officeooo:rsid="0019b0f4"/>
    </style:style>
    <style:style style:name="T40" style:family="text">
      <style:text-properties fo:language="pt" fo:country="BR" officeooo:rsid="001e3a5f"/>
    </style:style>
    <style:style style:name="T41" style:family="text">
      <style:text-properties style:font-name="Symbol"/>
    </style:style>
    <style:style style:name="T42" style:family="text">
      <style:text-properties style:font-name="Symbol" fo:font-weight="bold" style:font-weight-asian="bold"/>
    </style:style>
    <style:style style:name="T43" style:family="text">
      <style:text-properties style:font-name="Symbol" fo:font-weight="bold" officeooo:rsid="0019b0f4" style:font-weight-asian="bold"/>
    </style:style>
    <style:style style:name="T44" style:family="text">
      <style:text-properties style:font-name="Symbol" fo:language="pt" fo:country="BR" fo:font-weight="bold" style:font-weight-asian="bold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style:font-name-complex="Ari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0d93e" style:font-style-asian="normal" style:font-weight-asian="bold" style:font-style-complex="normal" style:font-weight-complex="bold"/>
    </style:style>
    <style:style style:name="T49" style:family="text">
      <style:text-properties fo:font-style="normal" style:font-style-asian="normal"/>
    </style:style>
    <style:style style:name="T50" style:family="text">
      <style:text-properties style:text-outline="false" style:text-line-through-style="none" style:text-line-through-type="none" fo:text-shadow="none" style:text-emphasize="none"/>
    </style:style>
    <style:style style:name="T51" style:family="text">
      <style:text-properties style:text-outline="false" style:text-line-through-style="none" style:text-line-through-type="none" fo:text-shadow="none" style:text-underline-style="none" fo:font-weight="normal" style:font-weight-asian="normal" style:font-weight-complex="normal" style:text-emphasize="none"/>
    </style:style>
    <style:style style:name="T52" style:family="text">
      <style:text-properties fo:language="en" fo:country="US" fo:font-weight="bold" style:font-weight-asian="bold" style:font-name-complex="Times New Roman" style:font-weight-complex="bold"/>
    </style:style>
    <style:style style:name="T53" style:family="text">
      <style:text-properties fo:language="en" fo:country="US" style:font-name-complex="Times New Roman"/>
    </style:style>
    <style:style style:name="T54" style:family="text">
      <style:text-properties officeooo:rsid="000c261b"/>
    </style:style>
    <style:style style:name="T55" style:family="text">
      <style:text-properties officeooo:rsid="000de594"/>
    </style:style>
    <style:style style:name="T56" style:family="text">
      <style:text-properties style:font-name="Times New Roman" fo:font-weight="normal" style:font-weight-asian="normal" style:font-name-complex="Times New Roman" style:font-weight-complex="normal"/>
    </style:style>
    <style:style style:name="T57" style:family="text">
      <style:text-properties style:font-name="Times New Roman" fo:font-weight="normal" officeooo:rsid="000eb58b" style:font-weight-asian="normal" style:font-name-complex="Times New Roman" style:font-weight-complex="normal"/>
    </style:style>
    <style:style style:name="T58" style:family="text">
      <style:text-properties style:font-name="Times New Roman" fo:font-weight="normal" officeooo:rsid="001a2f76" style:font-weight-asian="normal" style:font-name-complex="Times New Roman" style:font-weight-complex="normal"/>
    </style:style>
    <style:style style:name="T59" style:family="text">
      <style:text-properties style:font-name="Times New Roman" fo:font-weight="normal" style:font-weight-asian="normal" style:font-weight-complex="normal"/>
    </style:style>
    <style:style style:name="T60" style:family="text">
      <style:text-properties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61" style:family="text">
      <style:text-properties style:font-name="Times New Roman" fo:font-weight="bold" style:font-weight-asian="bold" style:font-name-complex="Times New Roman" style:font-weight-complex="bold"/>
    </style:style>
    <style:style style:name="T62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63" style:family="text">
      <style:text-properties style:font-name="Times New Roman" fo:language="pt" fo:country="BR" fo:font-style="normal" officeooo:rsid="0018e900" style:font-style-asian="normal" style:font-name-complex="Arial" style:font-style-complex="normal"/>
    </style:style>
    <style:style style:name="T64" style:family="text">
      <style:text-properties style:font-name="Times New Roman" fo:language="pt" fo:country="BR" fo:font-style="normal" officeooo:rsid="0019b0f4" style:font-style-asian="normal" style:font-name-complex="Arial" style:font-style-complex="normal"/>
    </style:style>
    <style:style style:name="T65" style:family="text">
      <style:text-properties style:font-name="Times New Roman" fo:language="pt" fo:country="BR" fo:font-style="normal" fo:font-weight="bold" officeooo:rsid="0019b0f4" style:font-style-asian="normal" style:font-weight-asian="bold" style:font-name-complex="Arial" style:font-style-complex="normal" style:font-weight-complex="bold"/>
    </style:style>
    <style:style style:name="T66" style:family="text">
      <style:text-properties style:font-name="Times New Roman" fo:language="pt" fo:country="BR" fo:font-style="normal" fo:font-weight="bold" officeooo:rsid="0018e900" style:font-style-asian="normal" style:font-weight-asian="bold" style:font-name-complex="Arial" style:font-style-complex="normal" style:font-weight-complex="bold"/>
    </style:style>
    <style:style style:name="T67" style:family="text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68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69" style:family="text">
      <style:text-properties officeooo:rsid="000eb58b"/>
    </style:style>
    <style:style style:name="T70" style:family="text">
      <style:text-properties officeooo:rsid="0010d93e"/>
    </style:style>
    <style:style style:name="T71" style:family="text">
      <style:text-properties officeooo:rsid="0011923a"/>
    </style:style>
    <style:style style:name="T72" style:family="text">
      <style:text-properties officeooo:rsid="0011e75d"/>
    </style:style>
    <style:style style:name="T73" style:family="text">
      <style:text-properties officeooo:rsid="00172a65"/>
    </style:style>
    <style:style style:name="T74" style:family="text">
      <style:text-properties officeooo:rsid="0017fb46"/>
    </style:style>
    <style:style style:name="T75" style:family="text">
      <style:text-properties officeooo:rsid="0018e900"/>
    </style:style>
    <style:style style:name="T76" style:family="text">
      <style:text-properties officeooo:rsid="0019b0f4"/>
    </style:style>
    <style:style style:name="T77" style:family="text">
      <style:text-properties style:text-underline-style="none" officeooo:rsid="0019b0f4"/>
    </style:style>
    <style:style style:name="T78" style:family="text">
      <style:text-properties officeooo:rsid="001a2f76"/>
    </style:style>
    <style:style style:name="T79" style:family="text">
      <style:text-properties officeooo:rsid="001bc2f5"/>
    </style:style>
    <style:style style:name="T80" style:family="text">
      <style:text-properties officeooo:rsid="001e3a5f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h text:style-name="P63" text:outline-level="4">CAT 172</text:h>
          </table:table-cell>
          <table:covered-table-cell/>
          <table:table-cell table:style-name="Table1.A1" office:value-type="string">
            <text:h text:style-name="P64" text:outline-level="3">ELETROTÉCNICA GERAL</text:h>
          </table:table-cell>
          <table:table-cell table:style-name="Table1.D1" office:value-type="string">
            <text:p text:style-name="Standard"><text:span text:style-name="T40">2</text:span><text:span text:style-name="T5">o</text:span><text:span text:style-name="T19"> SEMESTRE 201</text:span><text:span text:style-name="T25">6</text:span></text:p>
          </table:table-cell>
        </table:table-row>
        <table:table-row table:style-name="Table1.2">
          <table:table-cell table:style-name="Table1.D1" table:number-columns-spanned="4" office:value-type="string">
            <text:p text:style-name="P7"><text:span text:style-name="T6">Professores:</text:span><text:span text:style-name="T45"> </text:span><text:span text:style-name="T14">Msc.</text:span><text:span text:style-name="T13"> </text:span><text:span text:style-name="T10">Danny Augusto Vieira Tonidandel</text:span><text:span text:style-name="T9"> <text:s/></text:span></text:p>
            <text:p text:style-name="P7"><text:span text:style-name="T47">Contato </text:span><text:span text:style-name="T48">(via website)</text:span><text:span text:style-name="T47">:</text:span><text:span text:style-name="T9"> </text:span><text:a xlink:type="simple" xlink:href="http://professor.ufop.br/tonidandel" text:style-name="Internet_20_link" text:visited-style-name="Visited_20_Internet_20_Link"><text:span text:style-name="T11">professor.ufop.br/tonidandel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Turmas: 21/22</text:p>
          </table:table-cell>
          <table:table-cell table:style-name="Table1.D1" table:number-columns-spanned="3" office:value-type="string">
            <text:p text:style-name="P59">Horário:</text:p>
            <text:p text:style-name="P8"><text:span text:style-name="T15">Te</text:span><text:span text:style-name="T14">óricas: sexta</text:span><text:span text:style-name="T15">s</text:span><text:span text:style-name="T14">-feira</text:span><text:span text:style-name="T15">s – sala</text:span><text:span text:style-name="T14"> </text:span><text:span text:style-name="T16">(conforme quadro de horários hall de entrada da Escola de Minas) – </text:span><text:span text:style-name="T17">21:00-22:40</text:span></text:p>
            <text:p text:style-name="P11"><text:span text:style-name="T73">P</text:span>ráticas: quinta<text:span text:style-name="T73">s</text:span>-feira<text:span text:style-name="T73">s - Lab. Eletrotécnica (Escola de Minas - praça Tiradentes)</text:span></text:p>
            <text:p text:style-name="P11"><text:span text:style-name="T73">17</text:span>:<text:span text:style-name="T80">10</text:span> – <text:span text:style-name="T73">18</text:span>:<text:span text:style-name="T80">5</text:span>0 (Turma 2<text:span text:style-name="T73">2</text:span>) - <text:s/>1<text:span text:style-name="T80">9</text:span>:<text:span text:style-name="T80">0</text:span>0 – <text:span text:style-name="T80">20</text:span>:<text:span text:style-name="T80">4</text:span>0 (Turma 2<text:span text:style-name="T73">1</text:span>) </text:p>
            <text:p text:style-name="P10"><text:span text:style-name="T71">website</text:span>: <text:a xlink:type="simple" xlink:href="http://professor.ufop.br/tonidandel" text:style-name="Internet_20_link" text:visited-style-name="Visited_20_Internet_20_Link"><text:span text:style-name="T70">professor.ufop.br/tonidandel</text:span></text:a></text:p>
          </table:table-cell>
          <table:covered-table-cell/>
          <table:covered-table-cell/>
        </table:table-row>
      </table:table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7">Objetivos da disciplina<text:span text:style-name="T9">:</text:span></text:p>
            <text:p text:style-name="P39">a<text:span text:style-name="T6">) geral</text:span> – Consolidar os conhecimentos básicos de eletromagnetismo e medições elétricas.</text:p>
            <text:p text:style-name="P44"><text:span text:style-name="T33">b) específicos</text:span><text:span text:style-name="T34"> – </text:span><text:span text:style-name="T35">Possibilitar ao aluno compreender conceitos </text:span><text:span text:style-name="T36">básicos </text:span><text:span text:style-name="T35">de </text:span><text:span text:style-name="T36">circuitos elétricos, </text:span><text:span text:style-name="T35">máquinas de corrente contínua </text:span><text:span text:style-name="T36">e</text:span><text:span text:style-name="T35"> alternada, </text:span><text:span text:style-name="T36">bem como rudimentos de acionamentos elétricos</text:span><text:span text:style-name="T35">. Assim, ao final do curso espera-se que o aluno:</text:span></text:p>
            <text:p text:style-name="P55">- Esteja familiarizado com os instrumentos de medidas, elementos de circuitos e equipamentos elétricos;</text:p>
            <text:p text:style-name="P36">- Esteja apto a conceber e projetar painéis de comando utilizando contatores;</text:p>
            <text:p text:style-name="P36">- Desenvolva o pensamento crítico <text:span text:style-name="T73">e de</text:span> síntese, <text:span text:style-name="T73">na resolução de problemas práticos de engenharia;</text:span></text:p>
          </table:table-cell>
        </table:table-row>
        <table:table-row table:style-name="Table2.1">
          <table:table-cell table:style-name="Table2.A1" office:value-type="string">
            <text:p text:style-name="P40"><text:span text:style-name="T6">Metodologia</text:span><text:span text:style-name="T9">:Aulas teóricas </text:span><text:span text:style-name="T12">historicamente contextualizadas, </text:span><text:span text:style-name="T9">intercaladas com a resolução de problemas propostos a serem realizados em sala ou em casa. Aulas práticas de laboratório.</text:span>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Datas </text:p>
          </table:table-cell>
          <table:table-cell table:style-name="Table3.B1" office:value-type="string">
            <text:p text:style-name="P38">Conteúdo</text:p>
          </table:table-cell>
        </table:table-row>
        <table:table-row table:style-name="Table3.2">
          <table:table-cell table:style-name="Table3.A1" office:value-type="string">
            <text:p text:style-name="P29"/>
          </table:table-cell>
          <table:table-cell table:style-name="Table3.B1" office:value-type="string">
            <text:p text:style-name="P16">Aulas teóricas</text:p>
          </table:table-cell>
        </table:table-row>
        <table:table-row table:style-name="Table3.1">
          <table:table-cell table:style-name="Table3.A3" office:value-type="string">
            <text:p text:style-name="P29">semana</text:p>
          </table:table-cell>
          <table:table-cell table:style-name="Table3.B3" office:value-type="string">
            <text:p text:style-name="P13"><text:span text:style-name="T2">Unidade 1</text:span> : Matéria, E<text:span text:style-name="T46">letricidade e Magnetismo</text:span></text:p>
          </table:table-cell>
        </table:table-row>
        <table:table-row table:style-name="Table3.1">
          <table:table-cell table:style-name="Table3.A1" office:value-type="string">
            <text:p text:style-name="P30">1,2</text:p>
          </table:table-cell>
          <table:table-cell table:style-name="Table3.B1" office:value-type="string">
            <text:p text:style-name="P17">Apresentação da disciplina; Plano de ensino; Forma de Avaliação.</text:p>
            <text:p text:style-name="P17">História da eletricidade; Magnetismo na matéria;</text:p>
            <text:p text:style-name="P17">Matéria e eletricidade; circuitos de corrente contínua;</text:p>
            <text:p text:style-name="P56">Aulas práticas: </text:p>
            <text:p text:style-name="P60">Apresentação do laboratório, normas de segurança no âmbito da engenharia elétrica;</text:p>
            <text:p text:style-name="P35"><text:span text:style-name="T74">D</text:span>ispositivos de manobra e proteção.</text:p>
          </table:table-cell>
        </table:table-row>
        <table:table-row table:style-name="Table3.1">
          <table:table-cell table:style-name="Table3.A3" office:value-type="string">
            <text:p text:style-name="P30">3,4</text:p>
          </table:table-cell>
          <table:table-cell table:style-name="Table3.B3" office:value-type="string">
            <text:p text:style-name="P54">Eletromagnetismo e aplicações<text:span text:style-name="T49">;</text:span></text:p>
            <text:p text:style-name="P48">Aula prática: <text:s/><text:span text:style-name="T51">Relés e Contatores, montagem de um circuito utilizando contatores e botoeiras.</text:span></text:p>
          </table:table-cell>
        </table:table-row>
        <table:table-row table:style-name="Table3.1">
          <table:table-cell table:style-name="Table3.A3" office:value-type="string">
            <text:p text:style-name="P30">5,<text:span text:style-name="T54">6</text:span></text:p>
          </table:table-cell>
          <table:table-cell table:style-name="Table3.B3" office:value-type="string">
            <text:p text:style-name="P49"><text:span text:style-name="T74">Máquinas </text:span>de Corrente Contínua<text:span text:style-name="T50">;</text:span></text:p>
            <text:p text:style-name="P65">Exercícios;</text:p>
            <text:p text:style-name="P49">Aulas práticas:</text:p>
            <text:p text:style-name="P49">Softwares de simulação de circuitos;</text:p>
            <text:p text:style-name="P50">Partida direta com inversão de motores CC, utilizando contatores;</text:p>
          </table:table-cell>
        </table:table-row>
        <table:table-row table:style-name="Table3.1">
          <table:table-cell table:style-name="Table3.A3" office:value-type="string">
            <text:p text:style-name="P31">7</text:p>
          </table:table-cell>
          <table:table-cell table:style-name="Table3.B3" office:value-type="string">
            <text:p text:style-name="P20">Aula prática: Exercícios sobre geradores e motores de corrente contínua;</text:p>
          </table:table-cell>
        </table:table-row>
        <table:table-row table:style-name="Table3.1">
          <table:table-cell table:style-name="Table3.A3" office:value-type="string">
            <text:p text:style-name="P32">8</text:p>
          </table:table-cell>
          <table:table-cell table:style-name="Table3.B3" office:value-type="string">
            <text:p text:style-name="P26">Exercícios de preparação para a prova 1;</text:p>
            <text:p text:style-name="P21"><text:span text:style-name="T69">Avaliação</text:span> <text:span text:style-name="T69">(P</text:span>1<text:span text:style-name="T69">)</text:span></text:p>
          </table:table-cell>
        </table:table-row>
        <table:table-row table:style-name="Table3.1">
          <table:table-cell table:style-name="Table3.A3" office:value-type="string">
            <text:p text:style-name="P30">9,10,<text:span text:style-name="T79">11</text:span></text:p>
          </table:table-cell>
          <table:table-cell table:style-name="Table3.B3" office:value-type="string">
            <text:p text:style-name="P18">Entrega da <text:span text:style-name="T74">prova</text:span>1;</text:p>
            <text:p text:style-name="P17">Circuitos de Corrente alternada;</text:p>
            <text:p text:style-name="P22">Máquinas de Corrente Alternada <text:span text:style-name="T75">(monofásicas)</text:span>;</text:p>
            <text:p text:style-name="P53">Exercícios <text:span text:style-name="T75">de aplicação</text:span>;</text:p>
            <text:p text:style-name="P17">Aulas práticas:</text:p>
            <text:p text:style-name="P51">Medidas elétricas: Simulação de circuitos elétricos de corrente alternada</text:p>
            <text:p text:style-name="P52">Determinação experimental da indutância de um indutor; </text:p>
            <text:p text:style-name="P52">Defasagem em circuitos RLC (expositiva)</text:p>
          </table:table-cell>
        </table:table-row>
        <table:table-row table:style-name="Table3.1">
          <table:table-cell table:style-name="Table3.A3" office:value-type="string">
            <text:p text:style-name="P30">12,13,<text:span text:style-name="T55">14,15, 16, 17</text:span></text:p>
          </table:table-cell>
          <table:table-cell table:style-name="Table3.B3" office:value-type="string">
            <text:p text:style-name="P23">Circuitos de corrente alternada (continuação);</text:p>
            <text:p text:style-name="P20">Introdução aos sistemas polifásicos;</text:p>
            <text:p text:style-name="P20">Máquinas de Corrente Alternada;</text:p>
            <text:p text:style-name="P57">Exercícios de aplicação: de circuitos de corrente alternada e correção do fator de potência;</text:p>
            <text:p text:style-name="P19">Aulas Práticas: </text:p>
            <text:p text:style-name="P62">Partida e inversão de motores de corrente alternada: ligação estrela-triângulo.</text:p>
            <text:p text:style-name="P35">Exercícios;</text:p>
          </table:table-cell>
        </table:table-row>
        <table:table-row table:style-name="Table3.1">
          <table:table-cell table:style-name="Table3.A3" office:value-type="string">
            <text:p text:style-name="P15">18</text:p>
          </table:table-cell>
          <table:table-cell table:style-name="Table3.B3" office:value-type="string">
            <text:p text:style-name="P25">Preparação para a prova 2 (Exercícios)</text:p>
            <text:p text:style-name="P25">A<text:span text:style-name="T69">valiação</text:span> 2 <text:span text:style-name="T69">(P2)</text:span> </text:p>
          </table:table-cell>
        </table:table-row>
        <table:table-row table:style-name="Table3.1">
          <table:table-cell table:style-name="Table3.A3" office:value-type="string">
            <text:p text:style-name="P14">19</text:p>
          </table:table-cell>
          <table:table-cell table:style-name="Table3.B3" office:value-type="string">
            <text:p text:style-name="P24">Entrega (e discussão <text:span text:style-name="T69">em sala</text:span>) da <text:span text:style-name="T69">P</text:span>2 – <text:span text:style-name="T79">horário a combinar</text:span></text:p>
            <text:p text:style-name="P17">EXAME ESPECIAL</text:p>
          </table:table-cell>
        </table:table-row>
        <text:soft-page-break/>
        <table:table-row table:style-name="Table3.1">
          <table:table-cell table:style-name="Table3.B1" table:number-columns-spanned="2" office:value-type="string">
            <text:p text:style-name="P33">Bibliografia básica: </text:p>
            <text:p text:style-name="P46"><text:span text:style-name="T56">[</text:span><text:span text:style-name="T57">1</text:span><text:span text:style-name="T56">] CHAPMAN, S. J. </text:span><text:span text:style-name="T60">Fundamentos de Máquinas Elétricas.</text:span><text:span text:style-name="T56"> 5. ed. São Paulo&gt; McGrawHill, 2013.</text:span><text:span text:style-name="T59">2006.</text:span> </text:p>
            <text:p text:style-name="P47">[2] <text:span text:style-name="T56">BOYLESTAD, R. L.; NASHELSKY, L. </text:span><text:span text:style-name="T61">Introdução à Análise de Circuitos</text:span><text:span text:style-name="T56"> . 1. ed., Pearson, 2011.</text:span></text:p>
            <text:p text:style-name="P46">[<text:span text:style-name="T78">3</text:span>] FRANCHI, C. M. <text:span text:style-name="T10">Acionamentos Elétricos.</text:span> 4. ed. São Paulo: Érica, 2010.</text:p>
            <text:p text:style-name="P61">Bibliografia complementar:</text:p>
            <text:p text:style-name="P58"><text:span text:style-name="T67">[</text:span><text:span text:style-name="T58">1</text:span><text:span text:style-name="T67">] COTRIM, A. M. B. </text:span><text:span text:style-name="T68">Instalações Elétricas</text:span><text:span text:style-name="T67">. 5. ed., São Paulo: McGrawHill do Brasil, 2009.</text:span></text:p>
            <text:p text:style-name="P43"><text:span text:style-name="T56"><text:s/>[2] GUSSOW, M. </text:span><text:span text:style-name="T61">Eletricidade Básica.</text:span><text:span text:style-name="T56"> São Paulo: Makron Books, 1997.</text:span></text:p>
            <text:p text:style-name="P43"><text:span text:style-name="T56"><text:s/>[3] FLARYS, F. </text:span><text:span text:style-name="T61">Eletrotécnica Geral: teoria e Exercícios resolvidos.</text:span><text:span text:style-name="T56"> 1. ed. Barueri-SP: Manole, 2006.</text:span></text:p>
            <text:p text:style-name="P43"><text:span text:style-name="T56"><text:s/>[4</text:span><text:span text:style-name="T61">]</text:span><text:span text:style-name="T56"> </text:span><text:span text:style-name="T62">GRAY, A.; WALLACE, A. </text:span><text:span text:style-name="T61">Eletrotécnica: Princípios e Aplicações.</text:span><text:span text:style-name="T56"> Livros Técnicos e Científicos S.A., 1982.</text:span></text:p>
            <text:p text:style-name="P34"><text:span text:style-name="T24"><text:s/></text:span><text:span text:style-name="T30">[5] </text:span><text:span text:style-name="T53">MAGALDI, M. </text:span><text:span text:style-name="T52">Noções de Eletrotécnica</text:span><text:span text:style-name="T53">. Guanabara Dois, 1981.</text:span>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45"><text:span text:style-name="T19">Sistema de avaliação:</text:span><text:span text:style-name="T18"> </text:span><text:span text:style-name="T31">A</text:span><text:span text:style-name="T18">ssiduidade, </text:span><text:span text:style-name="T32">p</text:span><text:span text:style-name="T18">articipação, </text:span><text:span text:style-name="T32">provas discursivas e</text:span><text:span text:style-name="T18"> relatórios técnicos.</text:span></text:p>
            <text:p text:style-name="P44">P1: <text:span text:style-name="T75">4</text:span> pontos</text:p>
            <text:p text:style-name="P44">P2: <text:span text:style-name="T75">4</text:span> pontos</text:p>
            <text:p text:style-name="P44"><text:span text:style-name="T75">Exercícios e P</text:span>ráticas: <text:span text:style-name="T75">2</text:span> pontos</text:p>
            <text:p text:style-name="P5"><text:span text:style-name="T27">Prova 1</text:span><text:span text:style-name="T18"> </text:span><text:span text:style-name="T42"></text:span><text:span text:style-name="T19"> </text:span><text:span text:style-name="T26">03</text:span><text:span text:style-name="T19">/</text:span><text:span text:style-name="T26">06</text:span><text:span text:style-name="T19">/201</text:span><text:span text:style-name="T26">6</text:span><text:span text:style-name="T19"> <text:s text:c="9"/></text:span></text:p>
            <text:p text:style-name="P5"><text:span text:style-name="T27">Prova 2</text:span><text:span text:style-name="T28"> </text:span><text:span text:style-name="T44"></text:span><text:span text:style-name="T20"> <text:s/></text:span><text:span text:style-name="T23">12</text:span><text:span text:style-name="T20">/0</text:span><text:span text:style-name="T22">8</text:span><text:span text:style-name="T20">/201</text:span><text:span text:style-name="T21">6</text:span><text:span text:style-name="T20"> </text:span></text:p>
            <text:p text:style-name="P3"><text:span text:style-name="T19">Exame Especial </text:span><text:span text:style-name="T44"></text:span><text:span text:style-name="T20"> </text:span><text:span text:style-name="T23">18</text:span><text:span text:style-name="T20">/</text:span><text:span text:style-name="T22">08</text:span><text:span text:style-name="T20">/201</text:span><text:span text:style-name="T21">6</text:span></text:p>
            <text:p text:style-name="P27"><text:span text:style-name="T7">Observações:</text:span> </text:p>
            <text:p text:style-name="P27"><text:span text:style-name="T7">1)</text:span> Não será permitido fazer aula prática fora do horário da turma matriculada;</text:p>
            <text:p text:style-name="P27"><text:span text:style-name="T7">2)</text:span> Os relatórios técnicos só poderão ser entregues com a participação na prática;</text:p>
            <text:p text:style-name="P28"><text:span text:style-name="T8">3) </text:span><text:span text:style-name="T76">D</text:span>evolução de provas e trabalhos: Nas datas mencionadas no plano de ensino (Resolução CEPE 2.180, de 05 de agosto de 2002);</text:p>
            <text:p text:style-name="P4"><text:span text:style-name="T65">4</text:span><text:span text:style-name="T66">)</text:span><text:span text:style-name="T63"> A disciplina é presencial </text:span><text:span text:style-name="T64">e pré-requisito para o Exame Especial</text:span><text:span text:style-name="T18">: </text:span><text:span text:style-name="T29">vide </text:span><text:span text:style-name="T18">Resolução CEPE N</text:span><text:span text:style-name="T4">0</text:span><text:span text:style-name="T18"> 2.880 (de 08/05/2006) </text:span><text:span text:style-name="T41"></text:span><text:span text:style-name="T18"> <text:s/>Pré-requisito: Freq</text:span><text:span text:style-name="T29">u</text:span><text:span text:style-name="T18">ência mínima de 75% </text:span><text:span text:style-name="T39">das aulas dadas</text:span><text:span text:style-name="T38"> </text:span></text:p>
            <text:p text:style-name="P41">Conteúdo para o exame especial total (EET): toda a matéria, <text:span text:style-name="T3">de natureza dissertativa</text:span><text:span text:style-name="T76">;</text:span></text:p>
            <text:p text:style-name="P42">Conteúdo para o exame especial parcial (EEP): Referente às avaliações pedidas, <text:span text:style-name="T3">de natureza dissertativa</text:span><text:span text:style-name="T77"> </text:span><text:span text:style-name="T43"> </text:span>para o aluno que se ausentar em, no máximo, 50% das avaliações (i.e., prova 1 ou prova 2). Neste caso, o aluno tem a opção de fazer o EEP ou EET. <text:span text:style-name="T2">Comunicar a opção até 2 dias antes do exame especial</text:span>.</text:p>
            <text:p text:style-name="P37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language="pt" fo:country="B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Style" style:display-name="Default Style" style:family="paragraph" style:default-outline-level="">
      <style:paragraph-properties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WW8NumSt4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 " style:num-format="1" text:start-value="6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6.263cm" fo:margin-left="-0.132cm" table:align="left" style:writing-mode="lr-tb"/>
    </style:style>
    <style:style style:name="Table4.A" style:family="table-column">
      <style:table-column-properties style:column-width="1.875cm"/>
    </style:style>
    <style:style style:name="Table4.B" style:family="table-column">
      <style:table-column-properties style:column-width="11.751cm"/>
    </style:style>
    <style:style style:name="Table4.C" style:family="table-column">
      <style:table-column-properties style:column-width="2.637cm"/>
    </style:style>
    <style:style style:name="Table4.1" style:family="table-row">
      <style:table-row-properties style:min-row-height="1.603cm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MP3" style:family="paragraph">
      <loext:graphic-properties draw:fill="none" draw:fill-color="#99ccff"/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13c4a4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7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7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1" text:anchor-type="as-char" svg:width="0.734cm" svg:height="1.52cm" draw:z-index="3"><draw:image xlink:href="Pictures/200000110000184A000032BFC8EC5342DF2EC328.wmf" xlink:type="simple" xlink:show="embed" xlink:actuate="onLoad"/></draw:frame></text:p>
            </table:table-cell>
            <table:table-cell table:style-name="Table4.A1" office:value-type="string">
              <text:p text:style-name="MP2">DEPARTAMENTO DE ENGENHARIA DE CONTROLE <text:span text:style-name="MT1">&amp;</text:span> AUTOMAÇÃO</text:p>
              <text:p text:style-name="MP2">ESCOLA DE MINAS - UFOP</text:p>
              <text:p text:style-name="MP2">PLANO DE ENSINO</text:p>
            </table:table-cell>
            <table:table-cell table:style-name="Table4.C1" office:value-type="string">
              <text:p text:style-name="MP1"><draw:frame text:anchor-type="paragraph" draw:z-index="1" draw:style-name="Mgr1" draw:text-style-name="MP3" svg:width="1.68cm" svg:height="1.329cm" svg:x="0.217cm" svg:y="0.042cm"><draw:image xlink:href="Pictures/1000000000000098000000988AB89EF9CDE4FD0A.png" xlink:type="simple" xlink:show="embed" xlink:actuate="onLoad"><text:p/></draw:image></draw:frame><text:bookmark text:name="_1096709094"/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TEF/UFOP                                       20 SEMESTRE/96</dc:title>
    <meta:initial-creator>FUNDACAO GORCEIX</meta:initial-creator>
    <meta:creation-date>2012-02-24T09:24:00</meta:creation-date>
    <dc:date>2016-08-05T19:51:17.479772201</dc:date>
    <meta:print-date>2005-03-16T14:33:00</meta:print-date>
    <meta:editing-cycles>122</meta:editing-cycles>
    <meta:editing-duration>PT11H40M3S</meta:editing-duration>
    <meta:generator>LibreOffice/5.1.4.2$Linux_X86_64 LibreOffice_project/10m0$Build-2</meta:generator>
    <meta:document-statistic meta:table-count="4" meta:image-count="1" meta:object-count="0" meta:page-count="2" meta:paragraph-count="95" meta:word-count="687" meta:character-count="4718" meta:non-whitespace-character-count="4087"/>
    <meta:user-defined meta:name="Info 1"/>
    <meta:user-defined meta:name="Info 2"/>
    <meta:user-defined meta:name="Info 3"/>
    <meta:user-defined meta:name="Info 4"/>
  </office:meta>
</office:document-meta>
</file>